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1000004247D49F68333B24CCD.png" manifest:media-type="image/png"/>
  <manifest:file-entry manifest:full-path="Pictures/1000000100000741000004247DEC76DE25D0BE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9.173cm" svg:height="12.411cm" draw:z-index="0"><draw:image xlink:href="Pictures/1000000100000741000004247DEC76DE25D0BE83.png" xlink:type="simple" xlink:show="embed" xlink:actuate="onLoad" draw:mime-type="image/png"/></draw:frame><draw:frame draw:style-name="fr1" draw:name="Image2" text:anchor-type="char" svg:x="-1.554cm" svg:y="12.33cm" svg:width="20.216cm" svg:height="15.371cm" draw:z-index="1"><draw:image xlink:href="Pictures/1000000100000741000004247D49F68333B24C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21:45.593790828</meta:creation-date>
    <dc:date>2023-10-23T14:32:55.438458460</dc:date>
    <meta:editing-duration>PT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